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border-line-width-bottom="0.0008in 0.0138in 0.0008in" fo:padding="0.0291in" fo:border-left="none" fo:border-right="none" fo:border-top="none" fo:border-bottom="0.0154in double #000000" style:join-border="false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Standard">
      <style:paragraph-properties fo:margin-left="0.9846in" fo:margin-right="0in" fo:text-indent="-0.25in" style:auto-text-indent="false"/>
    </style:style>
    <style:style style:name="P3" style:family="paragraph" style:parent-style-name="Standard">
      <style:paragraph-properties fo:margin-left="0.4925in" fo:margin-right="0in" fo:text-indent="-0.25in" style:auto-text-indent="false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Standard" style:list-style-name="L3"/>
    <style:style style:name="P7" style:family="paragraph" style:parent-style-name="Standard" style:list-style-name="L1">
      <style:paragraph-properties fo:margin-left="0.9846in" fo:margin-right="0in" fo:text-indent="-0.25in" style:auto-text-indent="false"/>
    </style:style>
    <style:style style:name="P8" style:family="paragraph" style:parent-style-name="Standard" style:list-style-name="L1">
      <style:paragraph-properties fo:margin-left="0.4925in" fo:margin-right="0in" fo:text-indent="-0.25in" style:auto-text-indent="false"/>
    </style:style>
    <style:style style:name="P9" style:family="paragraph" style:parent-style-name="Standard">
      <style:paragraph-properties style:border-line-width-bottom="0.0008in 0.0138in 0.0008in" fo:padding="0.0291in" fo:border-left="none" fo:border-right="none" fo:border-top="none" fo:border-bottom="0.0154in double #000000" style:join-border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t Managers Companion</text:p>
      <text:p text:style-name="Standard"/>
      <text:p text:style-name="Standard">The <text:span text:style-name="T1">Net Managers Companion </text:span><text:span text:style-name="T2">is a program intended to assist with:</text:span></text:p>
      <text:list xml:id="list6716140821409511827" text:style-name="L2">
        <text:list-item>
          <text:p text:style-name="P5"><text:span text:style-name="T2">acquisition and display of <text:s/>data related to the net organization currently in session as well as that of the individual members and visitors attending the session</text:span></text:p>
        </text:list-item>
        <text:list-item>
          <text:p text:style-name="P5"><text:span text:style-name="T2">preparation, display and output of reports comprised of aggregate and specific data related to past net sessions and member subgroups.</text:span></text:p>
        </text:list-item>
      </text:list>
      <text:p text:style-name="Standard"><text:span text:style-name="T2">During a net session, the program will display:</text:span></text:p>
      <text:list xml:id="list4320458741605489739" text:style-name="L3">
        <text:list-item>
          <text:p text:style-name="P6"><text:span text:style-name="T2">the specific organization's preamble document.</text:span></text:p>
        </text:list-item>
        <text:list-item>
          <text:p text:style-name="P6"><text:span text:style-name="T2">A table of current logins showing data fields specific to the surrent session as well as historic data descriptive of the individual members</text:span></text:p>
        </text:list-item>
        <text:list-item>
          <text:p text:style-name="P6"><text:span text:style-name="T2">the login table may be sorted by member call sign, current login order, check-in status and traffic status</text:span></text:p>
        </text:list-item>
      </text:list>
      <text:p text:style-name="Standard"><text:span text:style-name="T2">When not in net session, the program will manipulate, display and output reports listing organizational membership, members as related to geographic location and their level of participation in sessions.</text:span></text:p>
      <text:p text:style-name="Standard"/>
      <text:p text:style-name="Standard">Entities: <text:s/>Organization, session, participant (member/visitor)</text:p>
      <text:p text:style-name="P9"/>
      <text:p text:style-name="Standard"/>
      <text:p text:style-name="Standard"/>
      <text:p text:style-name="Standard">Notes:</text:p>
      <text:list xml:id="list7528204174285093964" text:style-name="L1">
        <text:list-item>
          <text:p text:style-name="P4">Multiple net definitions</text:p>
        </text:list-item>
        <text:list-item>
          <text:p text:style-name="P7">Operating frequency</text:p>
        </text:list-item>
        <text:list-item>
          <text:p text:style-name="P7">Agency</text:p>
        </text:list-item>
        <text:list-item>
          <text:p text:style-name="P7">Schedule</text:p>
        </text:list-item>
        <text:list-item>
          <text:p text:style-name="P7">Preamble</text:p>
        </text:list-item>
        <text:list-item>
          <text:p text:style-name="P4">Views</text:p>
          <text:list>
            <text:list-item>
              <text:p text:style-name="P4">System Configuration</text:p>
              <text:list>
                <text:list-item>
                  <text:p text:style-name="P4">QRZ Username/Password</text:p>
                </text:list-item>
                <text:list-item>
                  <text:p text:style-name="P4">UTC Time Offset</text:p>
                </text:list-item>
              </text:list>
            </text:list-item>
            <text:list-item>
              <text:p text:style-name="P4">Net Session</text:p>
            </text:list-item>
            <text:list-item>
              <text:p text:style-name="P4">Report Generation</text:p>
            </text:list-item>
            <text:list-item>
              <text:p text:style-name="P4">Database Management</text:p>
              <text:list>
                <text:list-item>
                  <text:p text:style-name="P4">Net Edit/Define</text:p>
                </text:list-item>
                <text:list-item>
                  <text:p text:style-name="P4">Member Edit/Define</text:p>
                </text:list-item>
              </text:list>
            </text:list-item>
            <text:list-item>
              <text:p text:style-name="P4">Record deletion</text:p>
              <text:list>
                <text:list-item>
                  <text:p text:style-name="P4">Net</text:p>
                </text:list-item>
                <text:list-item>
                  <text:p text:style-name="P4">Member</text:p>
                </text:list-item>
                <text:list-item>
                  <text:p text:style-name="P4">Session</text:p>
                </text:list-item>
              </text:list>
            </text:list-item>
          </text:list>
        </text:list-item>
        <text:list-item>
          <text:p text:style-name="P4">Records individual contacts</text:p>
        </text:list-item>
        <text:list-item>
          <text:p text:style-name="P4">Monthly Net Statistics Report</text:p>
        </text:list-item>
        <text:list-item>
          <text:p text:style-name="P4">Database record management</text:p>
        </text:list-item>
        <text:list-item>
          <text:p text:style-name="P4">Database Backup and Restoration</text:p>
        </text:list-item>
        <text:list-item>
          <text:p text:style-name="P4">Ad Hoc Data Check / Entry</text:p>
        </text:list-item>
        <text:list-item>
          <text:p text:style-name="P4">Semi-Automated Data Check (net member database)</text:p>
        </text:list-item>
        <text:list-item>
          <text:p text:style-name="P4"><text:soft-page-break/>Reporting Back End</text:p>
        </text:list-item>
        <text:list-item>
          <text:p text:style-name="P4">Net Operation Front End</text:p>
        </text:list-item>
        <text:list-item>
          <text:p text:style-name="P4">Pulls net member information from qrz.com</text:p>
        </text:list-item>
        <text:list-item>
          <text:p text:style-name="P4">List of Tables and Fields</text:p>
        </text:list-item>
        <text:list-item>
          <text:p text:style-name="P7">members</text:p>
        </text:list-item>
        <text:list-item>
          <text:p text:style-name="P7">net definitions</text:p>
        </text:list-item>
        <text:list-item>
          <text:p text:style-name="P7">net sessions</text:p>
        </text:list-item>
        <text:list-item>
          <text:p text:style-name="P8">Display Net Preamble</text:p>
        </text:list-item>
        <text:list-item>
          <text:p text:style-name="P8">Display UTC/Local Time</text:p>
        </text:list-item>
        <text:list-item>
          <text:p text:style-name="P8">Fetch Time</text:p>
        </text:list-item>
        <text:list-item>
          <text:p text:style-name="P8">Member Search</text:p>
        </text:list-item>
        <text:list-item>
          <text:p text:style-name="P7">by net</text:p>
        </text:list-item>
        <text:list-item>
          <text:p text:style-name="P7">by state</text:p>
        </text:list-item>
        <text:list-item>
          <text:p text:style-name="P7">by county(ies)</text:p>
        </text:list-item>
        <text:list-item>
          <text:p text:style-name="P7">by class</text:p>
        </text:list-item>
      </text:list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 Jurmo</meta:initial-creator>
    <meta:creation-date>2014-10-29T08:16:34.79</meta:creation-date>
    <dc:date>2014-11-29T07:33:11.19</dc:date>
    <dc:creator>Tim Jurmo</dc:creator>
    <meta:editing-duration>PT12H37M49S</meta:editing-duration>
    <meta:editing-cycles>10</meta:editing-cycles>
    <meta:generator>OpenOffice/4.1.1$Win32 OpenOffice.org_project/411m6$Build-9775</meta:generator>
    <meta:document-statistic meta:table-count="0" meta:image-count="0" meta:object-count="0" meta:page-count="2" meta:paragraph-count="50" meta:word-count="291" meta:character-count="1700"/>
  </office:meta>
</office:document-meta>
</file>